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nQuanYi Micro Hei" svg:font-family="'WenQuanYi Micro Hei', 'Source Han Sans SC Normal', Tahoma, Aria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style:line-height-at-least="0.635cm" fo:text-align="justify" style:justify-single-word="false" fo:orphans="2" fo:widows="2" fo:text-indent="0cm" style:auto-text-indent="false"/>
    </style:style>
    <style:style style:name="P2" style:family="paragraph" style:parent-style-name="Text_20_body" style:list-style-name="L1"/>
    <style:style style:name="P3" style:family="paragraph" style:parent-style-name="Text_20_body" style:list-style-name="L1">
      <style:text-properties fo:font-variant="normal" fo:text-transform="none" fo:color="#666666" fo:letter-spacing="normal"/>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paragraph-properties fo:margin-top="0cm" fo:margin-bottom="0cm" style:contextual-spacing="false"/>
      <style:text-properties fo:font-variant="normal" fo:text-transform="none" fo:color="#666666" fo:letter-spacing="normal"/>
    </style:style>
    <style:style style:name="P6" style:family="paragraph" style:parent-style-name="Text_20_body" style:list-style-name="L1">
      <style:paragraph-properties fo:margin-top="0cm" fo:margin-bottom="0cm" style:contextual-spacing="false"/>
      <style:text-properties fo:font-variant="normal" fo:text-transform="none" fo:color="#666666" fo:letter-spacing="normal" officeooo:paragraph-rsid="002120d1"/>
    </style:style>
    <style:style style:name="P7" style:family="paragraph" style:parent-style-name="Text_20_body" style:list-style-name="L1">
      <style:paragraph-properties fo:margin-top="0cm" fo:margin-bottom="0cm" style:contextual-spacing="false"/>
      <style:text-properties fo:font-variant="normal" fo:text-transform="none" fo:color="#666666" fo:letter-spacing="normal" officeooo:paragraph-rsid="00254bb6"/>
    </style:style>
    <style:style style:name="P8" style:family="paragraph" style:parent-style-name="Text_20_body">
      <style:paragraph-properties fo:margin-left="0cm" fo:margin-right="0cm" style:line-height-at-least="0.635cm" fo:text-align="justify" style:justify-single-word="false" fo:orphans="2" fo:widows="2" fo:text-indent="0cm" style:auto-text-indent="false"/>
      <style:text-properties fo:font-variant="normal" fo:text-transform="none" fo:color="#666666" fo:letter-spacing="normal"/>
    </style:style>
    <style:style style:name="P9" style:family="paragraph" style:parent-style-name="Heading_20_4">
      <style:text-properties officeooo:paragraph-rsid="00254bb6"/>
    </style:style>
    <style:style style:name="P10" style:family="paragraph" style:parent-style-name="Heading_20_4">
      <style:paragraph-properties fo:margin-left="0cm" fo:margin-right="0cm" fo:margin-top="0cm" fo:margin-bottom="0cm" style:contextual-spacing="false" style:line-height-at-least="0.635cm" fo:text-align="justify" style:justify-single-word="false" fo:orphans="2" fo:widows="2" fo:text-indent="0cm" style:auto-text-indent="false"/>
    </style:style>
    <style:style style:name="P11" style:family="paragraph" style:parent-style-name="Preformatted_20_Text">
      <style:text-properties officeooo:paragraph-rsid="00254bb6"/>
    </style:style>
    <style:style style:name="P12" style:family="paragraph" style:parent-style-name="Preformatted_20_Text">
      <style:paragraph-properties fo:margin-top="0cm" fo:margin-bottom="0.499cm" style:contextual-spacing="false"/>
    </style:style>
    <style:style style:name="T1" style:family="text">
      <style:text-properties fo:font-weight="bold"/>
    </style:style>
    <style:style style:name="T2" style:family="text">
      <style:text-properties fo:font-style="italic"/>
    </style:style>
    <style:style style:name="T3" style:family="text">
      <style:text-properties style:font-name="WenQuanYi Micro Hei" fo:font-size="9pt" fo:font-style="normal" fo:font-weight="normal"/>
    </style:style>
    <style:style style:name="T4" style:family="text">
      <style:text-properties style:font-name="WenQuanYi Micro Hei" fo:font-size="9pt" fo:font-style="normal" fo:font-weight="normal" style:font-name-asian="WenQuanYi Micro Hei" style:font-size-asian="9pt" style:font-style-asian="normal" style:font-weight-asian="normal"/>
    </style:style>
    <style:style style:name="T5" style:family="text">
      <style:text-properties style:font-name-asian="WenQuanYi Micro Hei" style:font-size-asian="9pt" style:font-style-asian="normal" style:font-weight-asian="normal"/>
    </style:style>
    <style:style style:name="T6" style:family="text">
      <style:text-properties officeooo:rsid="001f252c" style:font-name-asian="WenQuanYi Micro Hei" style:font-size-asian="9pt" style:font-style-asian="normal" style:font-weight-asian="normal"/>
    </style:style>
    <style:style style:name="T7" style:family="text">
      <style:text-properties fo:font-variant="normal" fo:text-transform="none" fo:color="#666666" fo:letter-spacing="normal" style:font-name-asian="WenQuanYi Micro Hei" style:font-size-asian="9pt" style:font-style-asian="normal" style:font-weight-asian="normal"/>
    </style:style>
    <style:style style:name="T8" style:family="text">
      <style:text-properties fo:font-variant="normal" fo:text-transform="none" fo:color="#666666" fo:letter-spacing="normal" style:font-name-asian="WenQuanYi Micro Hei" style:font-size-asian="9pt" style:font-style-asian="normal" style:font-weight-asian="normal" fo:padding="0cm" fo:border="none"/>
    </style:style>
    <style:style style:name="T9" style:family="text">
      <style:text-properties fo:font-variant="normal" fo:text-transform="none" fo:color="#666666" fo:letter-spacing="normal" fo:background-color="#eeeeee" loext:char-shading-value="0" style:font-name-asian="WenQuanYi Micro Hei" style:font-size-asian="9pt" style:font-style-asian="normal" style:font-weight-asian="normal" fo:padding="0cm" fo:border="none"/>
    </style:style>
    <style:style style:name="T10" style:family="text">
      <style:text-properties fo:font-variant="normal" fo:text-transform="none" fo:color="#666666" style:font-name="WenQuanYi Micro Hei" fo:font-size="9pt" fo:letter-spacing="normal" fo:font-style="normal" fo:font-weight="normal"/>
    </style:style>
    <style:style style:name="T11" style:family="text">
      <style:text-properties fo:font-variant="normal" fo:text-transform="none" fo:color="#666666" style:font-name="WenQuanYi Micro Hei" fo:font-size="9pt" fo:letter-spacing="normal" fo:font-style="normal" fo:font-weight="normal" fo:background-color="#eeeeee" loext:char-shading-value="0" fo:padding="0cm" fo:border="none"/>
    </style:style>
    <style:style style:name="T12" style:family="text">
      <style:text-properties officeooo:rsid="00241f8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MU_.2B_Vibrations_and_attitude"/>IMU + Vibrations and attitude</text:h>
      <text:p text:style-name="Text_20_body">Be sure to always mind following constraints: </text:p>
      <text:list xml:id="list3271871054370606260" text:style-name="L1">
        <text:list-item>
          <text:p text:style-name="P4">mechanical damping until all vibrations are at least withing measurement range at all frequencies : (careful in very small vehicles this vibration might be of higher frequency than the sensor can measure: e.g. 1kHz 20g vibration on aspirin will be seen as measurements of only 6 to 8g while gravity is becomes 0.5g instead of 1g, so not always obvious) </text:p>
        </text:list-item>
        <text:list-item>
          <text:p text:style-name="P5"><text:span text:style-name="T5">机械阻尼</text:span><text:span text:style-name="T3">,</text:span><text:span text:style-name="T5">直到所有的振动频率至少在测量范围</text:span></text:p>
          <text:p text:style-name="P7"><text:span text:style-name="T6">(要小心在非常小的飞行器上</text:span><text:span text:style-name="T5">的振动频率可能比传感器可以测量的频率更高</text:span><text:span text:style-name="T3">:</text:span><text:span text:style-name="T5">如</text:span><text:span text:style-name="T3">1 khz 20 g</text:span><text:span text:style-name="T5">振动对阿司匹林的将被视为测量只有</text:span><text:span text:style-name="T3">6</text:span><text:span text:style-name="T5">到</text:span><text:span text:style-name="T3">8 g</text:span><text:span text:style-name="T5">而引力是变成了</text:span><text:span text:style-name="T3">0.5 g</text:span><text:span text:style-name="T5">而不是</text:span><text:span text:style-name="T3">1 g,</text:span><text:span text:style-name="T5">所以并不总是显而易见的</text:span><text:span text:style-name="T6">)</text:span></text:p>
        </text:list-item>
        <text:list-item>
          <text:p text:style-name="P4">accelerometer should be filtering BEFORE AHRS computations but with minimal lag (a sudden 45 deg roll should not be counter-compensated for 0.5 seconds just because the accelerometer is slow). With mechanical damping at least gyro and accelero feel the same motion. </text:p>
        </text:list-item>
        <text:list-item>
          <text:p text:style-name="P7"><text:span text:style-name="T5">加速度计应在</text:span><text:span text:style-name="T4">AHRS</text:span><text:span text:style-name="T5">计算并且以最小的延迟滤波</text:span></text:p>
          <text:p text:style-name="P6"><text:span text:style-name="T5">（突然</text:span><text:span text:style-name="T3">45</text:span><text:span text:style-name="T5">度翻滚应该没在</text:span><text:span text:style-name="T3">0.5</text:span><text:span text:style-name="T5">秒没有被补偿计算仅仅因为加速度计是缓慢的）</text:span></text:p>
          <text:p text:style-name="P6"><text:span text:style-name="T5">至少机械阻尼陀螺和</text:span><text:span text:style-name="T4">加速度计</text:span><text:span text:style-name="T5">感到同样的运动。</text:span></text:p>
        </text:list-item>
        <text:list-item>
          <text:p text:style-name="P4">gyro filtering should be AFTER INTEGRTION in ahrs since simple filtering (e.g. xf = (xm-xf)/K ) can distort the integral </text:p>
        </text:list-item>
        <text:list-item>
          <text:p text:style-name="P6"><text:span text:style-name="T5">陀螺仪滤波应该在积分之后在导航中，以来明显简单的过滤（e.g. xf = (xm-xf)/K）会扭曲的积分</text:span></text:p>
        </text:list-item>
        <text:list-item>
          <text:p text:style-name="P2">in AHRS with V x omega as compensation for centripetal force: omega is often filled with gyro measurements while in theory it should be the turn rate or looping rate. Short period dynamics of the plane should be filtered out first: e.g. at 20m/s during a 10deg/sec turn (=0.35g) a gust easily makes a 300deg/sec short period oscillation (=10.5g which is not present and not measured either and very quickly screws attitude)</text:p>
        </text:list-item>
        <text:list-item>
          <text:p text:style-name="P3"><text:span text:style-name="T5">在导航中以</text:span><text:span text:style-name="T3">Vx ω</text:span><text:span text:style-name="T5">作为向心力的补偿：</text:span><text:span text:style-name="T3">ω</text:span><text:span text:style-name="T5">是经常充满了陀螺测量在理论上应该是转率或循环率。短时间内飞机的动力应该是先过滤掉：如在</text:span><text:span text:style-name="T3">20 m / s 10</text:span><text:span text:style-name="T5">度</text:span><text:span text:style-name="T3">/</text:span><text:span text:style-name="T5">秒转</text:span><text:span text:style-name="T3">(= 0.35 g)</text:span><text:span text:style-name="T5">一阵轻松</text:span><text:span text:style-name="T3">300</text:span><text:span text:style-name="T5">度</text:span><text:span text:style-name="T3">/</text:span><text:span text:style-name="T5">秒短周期振荡</text:span><text:span text:style-name="T3">(= 10.5 g,</text:span><text:span text:style-name="T5">不存在</text:span><text:span text:style-name="T3">,</text:span><text:span text:style-name="T5">不是衡量</text:span><text:span text:style-name="T3">,和</text:span><text:span text:style-name="T5">很快的螺旋姿态</text:span><text:span text:style-name="T3">)</text:span></text:p>
        </text:list-item>
      </text:list>
      <text:h text:style-name="Heading_20_4" text:outline-level="4"><text:bookmark text:name="Complementary_AHRS"/>Complementary AHRS</text:h>
      <text:p text:style-name="Text_20_body">In the AHRS type int_cmpl_quat there is a heuristic that scales down the usage of the accelerometer if deviations from 1g are measured. This can potentially improve the state estimate as dynamic accelerations are not compensated for in the filter. However, if large deviations from 1g are continuously measured due to vibrations, the accelerometer is not used most of the time. This will cause the attitude estimate to drift. In this case, it is better not to use the heuristic and define AHRS_GRAVITY_HEURISTIC_FACTOR to 0 in the airframe file. </text:p>
      <text:p text:style-name="P8"><text:span text:style-name="T5">在导航类型</text:span><text:span text:style-name="T3">int_cmpl_quat</text:span><text:span text:style-name="T5">启发式尺度下的使用加速度计测量如果偏离</text:span><text:span text:style-name="T3">1 g.</text:span><text:span text:style-name="T5">这可以提高状态估计的动态加速度不补偿滤波器.</text:span></text:p>
      <text:p text:style-name="P8"><text:span text:style-name="T5">然而</text:span><text:span text:style-name="T3">,</text:span><text:span text:style-name="T5">如果大偏离</text:span><text:span text:style-name="T3">1 g</text:span><text:span text:style-name="T5">不断测量由于振动,不使用加速度计的大部分时间.这将导致态度估计漂移.在这种情况下</text:span><text:span text:style-name="T3">,</text:span><text:span text:style-name="T5">最好不要使用启发式和定义</text:span><text:span text:style-name="T3">AHRS_GRAVITY_HEURISTIC_FACTOR 0</text:span><text:span text:style-name="T5">在机身文件中。</text:span></text:p>
      <text:h text:style-name="Heading_20_3" text:outline-level="3"><text:bookmark text:name="Measuring_Vibration"/>Measuring Vibration</text:h>
      <text:p text:style-name="Text_20_body">In the <text:span text:style-name="T1">Telemetry</text:span> tab of the <text:span text:style-name="T1">Settings</text:span> tool, enable the collection of scaled sensor messages <text:soft-page-break/>(<text:span text:style-name="T2">scaled_sensors</text:span>). Remember to commit the selection by pressing the <text:span text:style-name="T2">green checkmark</text:span> button. </text:p>
      <text:p text:style-name="Text_20_body">Once the data is logged, the <text:span text:style-name="T1">report_imu_scaled</text:span> tool is used to quickly analyze and generate metrics related to the captured flight data. </text:p>
      <text:p text:style-name="P1"><text:bookmark text:name="tran_0"/><text:span text:style-name="T9">在遥测选项卡的设置工具</text:span><text:span text:style-name="T11">,</text:span><text:span text:style-name="T9">实现了传感器信息的收集</text:span><text:span text:style-name="T11">(scaled_sensors)</text:span><text:span text:style-name="T9">。</text:span><text:bookmark text:name="tran_1"/><text:span text:style-name="T8">记得提交选择按下绿色的对号按钮.</text:span><text:span text:style-name="T7">一旦数据记录</text:span><text:span text:style-name="T10">,report_imu_scaled</text:span><text:span text:style-name="T7">工具用于快速分析和生成指标相关飞行数据捕获。</text:span></text:p>
      <text:p text:style-name="P1"/>
      <text:h text:style-name="P10" text:outline-level="4"><text:bookmark text:name="Accelerometer_.28Vibration.29"/>Accelerometer (Vibration)</text:h>
      <text:p text:style-name="Preformatted_20_Text">ACCEL : Time Range(100.006 : 220.982)</text:p>
      <text:p text:style-name="Preformatted_20_Text"><text:s text:c="9"/>ax <text:s text:c="5"/>ay <text:s text:c="5"/>az</text:p>
      <text:p text:style-name="Preformatted_20_Text">Min <text:s text:c="2"/>[ -2.413 <text:s/>-2.507 -24.158] m/s2</text:p>
      <text:p text:style-name="Preformatted_20_Text">Max <text:s text:c="2"/>[ <text:s/>2.170 <text:s text:c="2"/>2.066 <text:s text:c="2"/>7.477] m/s2</text:p>
      <text:p text:style-name="Preformatted_20_Text">Mean <text:s/>[ -0.019 <text:s/>-0.580 <text:s/>-9.549] m/s2</text:p>
      <text:p text:style-name="Preformatted_20_Text">StDev [ <text:s/>0.731 <text:s text:c="2"/>0.758 <text:s text:c="2"/>5.936] m/s2</text:p>
      <text:p text:style-name="P12"><text:s/></text:p>
      <text:h text:style-name="P10" text:outline-level="4"><text:bookmark text:name="Gyroscope"/>Gyroscope</text:h>
      <text:p text:style-name="Preformatted_20_Text">GYRO : Time Range(100.342 : 220.998)</text:p>
      <text:p text:style-name="Preformatted_20_Text"><text:s text:c="9"/>gp <text:s text:c="5"/>gq <text:s text:c="5"/>gr</text:p>
      <text:p text:style-name="Preformatted_20_Text">Min <text:s text:c="2"/>[-50.358 -47.924 -38.048] deg/s</text:p>
      <text:p text:style-name="Preformatted_20_Text">Max <text:s text:c="2"/>[ 51.574 <text:s/>47.000 <text:s/>25.668] deg/s</text:p>
      <text:p text:style-name="Preformatted_20_Text">Mean （平均） <text:s/>[ <text:s/>0.661 <text:s text:c="2"/>0.019 <text:s/>-0.849] deg/s</text:p>
      <text:p text:style-name="P11">StDev<text:span text:style-name="T12">(标准差)</text:span> [ 17.431 <text:s/>15.366 <text:s text:c="2"/>5.136] deg/s</text:p>
      <text:p text:style-name="P11"/>
      <text:h text:style-name="P9" text:outline-level="4"><text:bookmark text:name="Magnetometer_.28EMI.29"/>Magnetometer (EMI)</text:h>
      <text:p text:style-name="Preformatted_20_Text">MAG : Time Range(100.022 : 220.934)</text:p>
      <text:p text:style-name="Preformatted_20_Text"><text:s text:c="9"/>mx <text:s text:c="5"/>my <text:s text:c="5"/>mz</text:p>
      <text:p text:style-name="Preformatted_20_Text">Min <text:s text:c="2"/>[ -0.534 <text:s/>-0.594 <text:s text:c="2"/>0.953] unit</text:p>
      <text:p text:style-name="Preformatted_20_Text">Max <text:s text:c="2"/>[ <text:s/>0.089 <text:s text:c="2"/>0.000 <text:s text:c="2"/>1.079] unit</text:p>
      <text:p text:style-name="Preformatted_20_Text">Mean <text:s/>[ -0.201 <text:s/>-0.405 <text:s text:c="2"/>1.019] unit</text:p>
      <text:p text:style-name="Preformatted_20_Text">StDev [ <text:s/>0.163 <text:s text:c="2"/>0.083 <text:s text:c="2"/>0.019] unit</text:p>
      <text:p text:style-name="P12"><text:s/></text:p>
      <text:p text:style-name="P11"><text:s/></text:p>
      <text:p text:style-name="P12"><text:s/></text:p>
      <text:p text:style-name="P1"/>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nQuanYi Micro Hei" svg:font-family="'WenQuanYi Micro Hei', 'Source Han Sans SC Normal', Tahoma, Aria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08:44:33.120691045</meta:creation-date>
    <dc:date>2017-05-27T09:24:41.383717230</dc:date>
    <meta:editing-duration>PT38M6S</meta:editing-duration>
    <meta:editing-cycles>7</meta:editing-cycles>
    <meta:generator>LibreOffice/4.2.8.2$Linux_X86_64 LibreOffice_project/420m0$Build-2</meta:generator>
    <meta:document-statistic meta:table-count="0" meta:image-count="0" meta:object-count="0" meta:page-count="2" meta:paragraph-count="46" meta:word-count="983" meta:character-count="3489" meta:non-whitespace-character-count="2928"/>
  </office:meta>
</office:document-meta>
</file>